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F0000002A60E1ADBAD0716029.png" manifest:media-type="image/png"/>
  <manifest:file-entry manifest:full-path="Pictures/10000201000000360000002C1C48A122F69EBA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6cc3c" officeooo:paragraph-rsid="0016cc3c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17f359" officeooo:paragraph-rsid="0017f359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6cc3c" officeooo:paragraph-rsid="0016cc3c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6cc3c" officeooo:paragraph-rsid="0017f359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officeooo:rsid="0016cc3c" officeooo:paragraph-rsid="0016cc3c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fo:font-size="18pt" fo:font-weight="normal" officeooo:rsid="0016cc3c" officeooo:paragraph-rsid="0016cc3c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fo:font-weight="normal" officeooo:rsid="0016cc3c" officeooo:paragraph-rsid="0016cc3c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0pt" officeooo:rsid="0016cc3c" officeooo:paragraph-rsid="0016cc3c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officeooo:paragraph-rsid="0016cc3c"/>
    </style:style>
    <style:style style:name="T1" style:family="text">
      <style:text-properties officeooo:rsid="0016cc3c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fo:font-weight="bold" officeooo:rsid="0016cc3c" style:font-size-asian="22pt" style:font-weight-asian="bold" style:font-size-complex="2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officeooo:rsid="0016cc3c" style:font-size-asian="20pt" style:font-size-complex="20pt"/>
    </style:style>
    <style:style style:name="T7" style:family="text">
      <style:text-properties fo:font-size="24pt" fo:font-weight="bold" officeooo:rsid="0016cc3c" style:font-size-asian="24pt" style:font-weight-asian="bold" style:font-size-complex="24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>PORTE AUTOMATIQUE</text:span></text:p>
      <text:p text:style-name="P5"><draw:frame draw:style-name="fr1" draw:name="Image1" text:anchor-type="char" svg:x="10.613cm" svg:y="0.693cm" svg:width="1.773cm" svg:height="1.445cm" draw:z-index="0"><draw:image xlink:href="Pictures/10000201000000360000002C1C48A122F69EBA20.png" xlink:type="simple" xlink:show="embed" xlink:actuate="onLoad" loext:mime-type="image/png"/></draw:frame><draw:frame draw:style-name="fr1" draw:name="Image2" text:anchor-type="char" svg:x="13.785cm" svg:y="0.907cm" svg:width="2.09cm" svg:height="1.393cm" draw:z-index="1"><draw:image xlink:href="Pictures/100002010000003F0000002A60E1ADBAD0716029.png" xlink:type="simple" xlink:show="embed" xlink:actuate="onLoad" loext:mime-type="image/png"/></draw:frame><text:span text:style-name="T5"/></text:p>
      <text:p text:style-name="P9"><text:span text:style-name="T4">N’utiliser que les boutons <text:s text:c="12"/>et <text:s text:c="6"/></text:span></text:p>
      <text:p text:style-name="P8"><text:span text:style-name="T3"/></text:p>
      <text:p text:style-name="P8">Sinon risque de blocage.</text:p>
      <text:p text:style-name="P9"><text:span text:style-name="T6">En cas de problème appeler Alexis au 078 616 69 68 mais ne pas essayer les autres boutons.</text:span></text:p>
      <text:p text:style-name="P9"><text:span text:style-name="T6"/></text:p>
      <text:p text:style-name="P5"/>
      <text:p text:style-name="P3">POUR OUVRIR LA PORTE</text:p>
      <text:p text:style-name="P3"><draw:frame draw:style-name="fr1" draw:name="Image3" text:anchor-type="char" svg:x="4.494cm" svg:y="0.642cm" svg:width="1.773cm" svg:height="1.445cm" draw:z-index="2"><draw:image xlink:href="Pictures/10000201000000360000002C1C48A122F69EBA20.png" xlink:type="simple" xlink:show="embed" xlink:actuate="onLoad" loext:mime-type="image/png"/></draw:frame></text:p>
      <text:p text:style-name="P1">Appuyer sur <text:s text:c="11"/>et passer devant la porte depuis l’intérieur.</text:p>
      <text:p text:style-name="P1"/>
      <text:p text:style-name="P1"/>
      <text:p text:style-name="P2">POUR VERROUILLER LA PORTE</text:p>
      <text:p text:style-name="P3"><draw:frame draw:style-name="fr1" draw:name="Image7" text:anchor-type="char" svg:x="9.85cm" svg:y="0.788cm" svg:width="2.09cm" svg:height="1.393cm" draw:z-index="5"><draw:image xlink:href="Pictures/100002010000003F0000002A60E1ADBAD0716029.png" xlink:type="simple" xlink:show="embed" xlink:actuate="onLoad" loext:mime-type="image/png"/></draw:frame></text:p>
      <text:p text:style-name="P4"><text:span text:style-name="T2">Appuyer sur <text:s text:c="10"/></text:span></text:p>
      <text:p text:style-name="P5"><text:span text:style-name="T5"/></text:p>
      <text:p text:style-name="P5"><text:span text:style-name="T5"/></text:p>
      <text:p text:style-name="P5"><text:span text:style-name="T5">POUR SORTIR<text:line-break/><text:line-break/></text:span><text:span text:style-name="T3">Appuyer sur <text:s text:c="11"/></text:span><draw:frame draw:style-name="fr1" draw:name="Image4" text:anchor-type="char" svg:x="7.867cm" svg:y="1.686cm" svg:width="1.773cm" svg:height="1.445cm" draw:z-index="3"><draw:image xlink:href="Pictures/10000201000000360000002C1C48A122F69EBA20.png" xlink:type="simple" xlink:show="embed" xlink:actuate="onLoad" loext:mime-type="image/png"/></draw:frame><text:span text:style-name="T3">puis sur <text:s text:c="2"/></text:span><draw:frame draw:style-name="fr1" draw:name="Image5" text:anchor-type="char" svg:x="12.594cm" svg:y="1.833cm" svg:width="2.09cm" svg:height="1.393cm" draw:z-index="4"><draw:image xlink:href="Pictures/100002010000003F0000002A60E1ADBAD0716029.png" xlink:type="simple" xlink:show="embed" xlink:actuate="onLoad" loext:mime-type="image/png"/></draw:frame><text:span text:style-name="T3"><text:s/>.</text:span></text:p>
      <text:p text:style-name="P3"><text:span text:style-name="T2"/></text:p>
      <text:p text:style-name="P6">Une fois sorti la porte doit se fermer et faire un ‘clic’. Vérifier ensuite qu’elle est bien verrouillée en repassant devant, elle ne doit plus s’ouvrir</text:p>
      <text:p text:style-name="P6"/>
      <text:p text:style-name="P6"/>
      <text:p text:style-name="P7">Merci 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9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1T11:00:04.234723202</meta:creation-date>
    <meta:print-date>2022-07-01T11:14:01.475954843</meta:print-date>
    <dc:date>2022-07-01T11:14:42.575274859</dc:date>
    <meta:editing-duration>PT4M28S</meta:editing-duration>
    <meta:editing-cycles>1</meta:editing-cycles>
    <meta:document-statistic meta:table-count="0" meta:image-count="6" meta:object-count="0" meta:page-count="1" meta:paragraph-count="11" meta:word-count="83" meta:character-count="522" meta:non-whitespace-character-count="394"/>
    <meta:generator>LibreOffice/6.4.7.2$Linux_X86_64 LibreOffice_project/40$Build-2</meta:generator>
  </office:meta>
</office:document-meta>
</file>